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F1" svg:font-family="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name-complex="F1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name-complex="F1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inbindung View in Dialog</text:p>
          </table:table-cell>
          <table:table-cell table:style-name="ce2" office:value-type="string" calcext:value-type="string">
            <text:p>it.naturtalent.e4.project.address.ui</text:p>
          </table:table-cell>
          <table:table-cell table:style-name="ce5" office:value-type="string" calcext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rrorDialog (Details Button), MultiStatus</text:p>
          </table:table-cell>
          <table:table-cell table:style-name="ce2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 table:style-name="ce8" office:value-type="string" calcext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Windowtitel setzen</text:p>
          </table:table-cell>
          <table:table-cell table:style-name="ce3" office:value-type="string" calcext:value-type="string">
            <text:p>it.naturtalent.e4.application.dialogs</text:p>
          </table:table-cell>
          <table:table-cell table:style-name="ce2" office:value-type="string" calcext:value-type="string">
            <text:p>ShowViewDialog</text:p>
          </table:table-cell>
          <table:table-cell office:value-type="string" calcext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Actions, Toolbars, 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TabelCellEditor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Preferences</text:p>
          </table:table-cell>
          <table:table-cell table:style-name="ce3" office:value-type="string" calcext:value-type="string">
            <text:p>it.naturtalent.e4.update.handler</text:p>
          </table:table-cell>
          <table:table-cell table:style-name="ce2" office:value-type="string" calcext:value-type="string">
            <text:p>CopyOfUpdatelHandler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it.naturtalent.e4.kontakte.ui.dialogs</text:p>
          </table:table-cell>
          <table:table-cell table:style-name="ce6" office:value-type="string" calcext:value-type="string">
            <text:p>KontakteDialog</text:p>
          </table:table-cell>
          <table:table-cell table:style-name="ce9" office:value-type="string" calcext:value-type="string">
            <text:p>postConstruct()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F1" svg:font-family="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1.3.2$Linux_x86 LibreOffice_project/410m0$Build-2</meta:generator>
    <dc:date>2014-02-19T21:56:35.959284727</dc:date>
    <meta:editing-duration>PT5H5M34S</meta:editing-duration>
    <meta:editing-cycles>9</meta:editing-cycles>
    <dc:creator>Dieter Apel</dc:creator>
    <meta:document-statistic meta:table-count="1" meta:cell-count="26" meta:object-count="0"/>
  </office:meta>
</office:document-meta>
</file>